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1ec2"/>
    </style:style>
    <style:style style:name="P3" style:family="paragraph" style:parent-style-name="Standard">
      <style:paragraph-properties fo:text-align="justify" style:justify-single-word="false"/>
      <style:text-properties officeooo:paragraph-rsid="000b2be3"/>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ff0000" fo:font-size="15pt" fo:font-weight="bold" style:font-size-asian="15pt" style:font-weight-asian="bold" style:font-size-complex="15pt" style:font-weight-complex="bold"/>
    </style:style>
    <style:style style:name="T1" style:family="text">
      <style:text-properties officeooo:rsid="000747d2"/>
    </style:style>
    <style:style style:name="T2" style:family="text">
      <style:text-properties fo:color="#ff0000"/>
    </style:style>
    <style:style style:name="T3" style:family="text">
      <style:text-properties officeooo:rsid="000a1ec2"/>
    </style:style>
    <style:style style:name="T4" style:family="text">
      <style:text-properties fo:color="#00ff00"/>
    </style:style>
    <style:style style:name="T5" style:family="text">
      <style:text-properties fo:color="#00ff00" officeooo:rsid="000a1ec2"/>
    </style:style>
    <style:style style:name="T6" style:family="text">
      <style:text-properties fo:color="#00ff00" officeooo:rsid="000b2be3"/>
    </style:style>
    <style:style style:name="T7" style:family="text">
      <style:text-properties officeooo:rsid="000b2728"/>
    </style:style>
    <style:style style:name="T8" style:family="text">
      <style:text-properties officeooo:rsid="000b2be3"/>
    </style:style>
    <style:style style:name="T9" style:family="text">
      <style:text-properties officeooo:rsid="000be778"/>
    </style:style>
    <style:style style:name="T10" style:family="text">
      <style:text-properties officeooo:rsid="000c4c5e"/>
    </style:style>
    <style:style style:name="T11" style:family="text">
      <style:text-properties fo:color="#0000ff"/>
    </style:style>
    <style:style style:name="T12" style:family="text">
      <style:text-properties officeooo:rsid="000c8a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5">Use the math library</text:p>
      <text:p text:style-name="P1"/>
      <text:p text:style-name="P1"><text:span text:style-name="T1">W</text:span>e have synonyms for prototype. We also say that it's the declaration. We also say that it is the header. And we also say that it is the signature of the function. So the prototype is the type that is returned by the function, the name of the function, and the type of the parameters for this function.</text:p>
      <text:p text:style-name="P1"/>
      <text:p text:style-name="P1"><text:span text:style-name="T1">I will learn</text:span> how to use the math library, meaning that we will use a library that <text:span text:style-name="T2">contains the definitions of all the basic math functions</text:span> that were written by very skilled developers. And they were compiled. And we have some binaries installed in the system. We have to find those binaries and use those binaries and kind of link them to our program so that we use their definition.</text:p>
      <text:p text:style-name="P1"/>
      <text:p text:style-name="P2">I want to use the definition <text:span text:style-name="T3">for the </text:span><text:span text:style-name="T5">pow</text:span> <text:span text:style-name="T3">function </text:span>that was written by a developer. And I want to use the binary that was compiled from this definition. let's try to find where is the definition of all those math libraries. Usually it is installed in the system folder called <text:span text:style-name="T2">/usr/lib</text:span> for libraries.</text:p>
      <text:p text:style-name="P1"/>
      <text:p text:style-name="P1"><text:span text:style-name="T7">U</text:span>sually the name of the library starts with lib, l-i-b, and then some kind of name. So I'm going down but we have a lot of libraries here. But here is one of interest. In the middle of nowhere, we have <text:span text:style-name="T4">libm.a </text:span>And this is the math library for the C programming language. So we have found the binary that contains the definition of pow. And we want to use it in the program.</text:p>
      <text:p text:style-name="P1"/>
      <text:p text:style-name="P1">Because we know it's in /usr/lib, and the name is libm.a, well, we have to add a specific option and arguments to the gcc build command here.</text:p>
      <text:p text:style-name="P1"/>
      <text:p text:style-name="P3"><text:span text:style-name="T8"><text:s/>gcc name_of_program.c </text:span><text:span text:style-name="T6">absolute_pass_of_library </text:span>-<text:span text:style-name="T8">o executable_file</text:span></text:p>
      <text:p text:style-name="P1"/>
      <text:p text:style-name="P1">We'll write the absolute path of the library, <text:span text:style-name="T9">s</text:span>o /usr/lib/libm.a. So sometimes the library is called differently. But it's always called <text:span text:style-name="T2">libm</text:span>. But <text:span text:style-name="T2">sometimes you will have something else as an extension, maybe not .a</text:span>. <text:span text:style-name="T9">W</text:span>e have many libraries with a different extension here-- .so,.so.8 et cetera.</text:p>
      <text:p text:style-name="P1"/>
      <text:p text:style-name="P1"><text:span text:style-name="T9">W</text:span>e have used the <text:span text:style-name="T4">pow</text:span> function that is defined in this library just here, the <text:span text:style-name="T2">math library</text:span>. And <text:span text:style-name="T9">we</text:span> know that the prototype is this one. <text:span text:style-name="T9">T</text:span>here is a specific <text:span text:style-name="T2">folder that contains all the headers of all the libraries that are installed on the system</text:span>. And that folder is /usr/include. We have math.h, <text:span text:style-name="T10">a</text:span>nd all the files are ending with .h What does it mean? Well, it means header. So those files contain all the signature, the prototypes, the declarations, the headers of all the functions of all the libraries. So we </text:p>
      <text:p text:style-name="P1"/>
      <text:p text:style-name="P1"><text:span text:style-name="T10">We can</text:span> replace t<text:span text:style-name="T10">he</text:span> prototype <text:span text:style-name="T10">of a function defined in a library, for example defined in the math library with <text:s/></text:span><text:span text:style-name="T11">#include math.h</text:span>.</text:p>
      <text:p text:style-name="P1"/>
      <text:p text:style-name="P1">And the consequence of writing that is that the compiler will first copy the content of math.h that is in /usr/include because this is the default folder for all the headers. And it will copy the content of this file to that very specific place location in my program. And after doing that, it will compile my program. That means that at the top of the program I will have the prototype of the pow function because it was copied.</text:p>
      <text:p text:style-name="P1"/>
      <text:p text:style-name="P1">So <text:span text:style-name="T12">we</text:span> know that all the headers are in <text:span text:style-name="T11">/usr/include</text:span>, <text:span text:style-name="T12">a</text:span>nd you have all the .h files here with all the prototypes. And <text:span text:style-name="T12">we</text:span> know that the definitions are in <text:span text:style-name="T11">/usr/lib</text:span></text:p>
      <text:p text:style-name="P1"/>
      <text:p text:style-name="P1">So to get to the definition, <text:span text:style-name="T12">I</text:span> have to add here before the -o the absolute path of the library.</text:p>
      <text:p text:style-name="P1"/>
      <text:p text:style-name="P1"><text:span text:style-name="T12">We</text:span> <text:span text:style-name="T12">can </text:span>get the library in the gcc command line more or less automatically by using relative path.</text:p>
      <text:p text:style-name="P1"><text:soft-page-break/>So it is simply an option that is called -l for libraries. And you will have to replace the whole path here by deleting /usr/lib/ And you will have to delete the three first letters, l-i-b. And you will have only to get the characters after lib. So for the math library, it's only one character. It's m. And you will have to get rid of the extensions, so .a And you will have to get rid of any space between the l correcter here. So basically, what is staying is <text:span text:style-name="T11">-lm </text:span>without any space in between the - and the l and the m.</text:p>
      <text:p text:style-name="P1"/>
      <text:p text:style-name="P1">If I would like to use another library like <text:span text:style-name="T2">libxkbfile.so</text:span>, for example, I would replace m by skbfile.</text:p>
      <text:p text:style-name="P1">This is a longer name.</text:p>
      <text:p text:style-name="P1"/>
      <text:p text:style-name="P1">So <text:span text:style-name="T12">I</text:span> know how to search, how to add a library by using <text:span text:style-name="T11">#include </text:span>and the name of the file that contains all the headers. <text:span text:style-name="T12">I</text:span> know that you have to link the definition with a specific option here. Either you use the absolute path of the library or you use -l and then only the name without lib and without the extension. And that is how you use an external library that contains the function</text:p>
      <text:p text:style-name="P1">definitions of another developer.</text:p>
      <text:p text:style-name="P1"/>
      <text:p text:style-name="P6">Use multiple libraries in C</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10:56:33.729689359</meta:creation-date>
    <dc:date>2021-12-04T15:58:11.727114249</dc:date>
    <meta:editing-duration>PT33M53S</meta:editing-duration>
    <meta:editing-cycles>2</meta:editing-cycles>
    <meta:generator>LibreOffice/6.4.7.2$Linux_X86_64 LibreOffice_project/40$Build-2</meta:generator>
    <meta:document-statistic meta:table-count="0" meta:image-count="0" meta:object-count="0" meta:page-count="2" meta:paragraph-count="20" meta:word-count="816" meta:character-count="4389" meta:non-whitespace-character-count="3590"/>
  </office:meta>
</office:document-meta>
</file>